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fo:line-height="100%"/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 fo:line-height="100%"/>
      <style:text-properties style:text-position="sub 58%" fo:font-size="14pt" style:font-size-asian="14pt" style:font-size-complex="14pt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fo:line-height="100%"/>
      <style:text-properties fo:font-size="14pt" style:font-size-asian="14pt" style:font-size-complex="14pt"/>
    </style:style>
    <style:style style:name="P8" style:family="paragraph" style:parent-style-name="Standard">
      <style:paragraph-properties fo:margin-top="0in" fo:margin-bottom="0in" fo:line-height="100%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fo:line-height="100%"/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position="super 58%" fo:font-size="14pt" style:font-size-asian="14pt" style:font-size-complex="14pt"/>
    </style:style>
    <style:style style:name="T4" style:family="text">
      <style:text-properties style:text-position="super 58%" fo:font-size="14pt" fo:font-weight="bold" style:font-size-asian="14pt" style:font-weight-asian="bold" style:font-size-complex="14pt"/>
    </style:style>
    <style:style style:name="T5" style:family="text">
      <style:text-properties style:text-position="sub 58%" fo:font-size="14pt" style:font-size-asian="14pt" style:font-size-complex="14pt"/>
    </style:style>
    <style:style style:name="T6" style:family="text">
      <style:text-properties style:font-name="Wingdings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mework 6</text:p>
      <text:p text:style-name="P2"><text:span text:style-name="T2">Due Oct 29</text:span><text:span text:style-name="T4">th</text:span><text:span text:style-name="T2"> </text:span></text:p>
      <text:p text:style-name="P3"/>
      <text:p text:style-name="P1"><text:span text:style-name="T2">1) (a) </text:span><text:span text:style-name="T1">Implement Diffie-Hellman key exchange using the finite cyclic group G</text:span><text:span text:style-name="T5">p</text:span><text:span text:style-name="T1">, where p is a large safe prime, is generated by </text:span></text:p>
      <text:p text:style-name="P4"/>
      <text:p text:style-name="P4">g = A <text:s/>= 1<text:tab/>1</text:p>
      <text:p text:style-name="P4"><text:s text:c="14"/>1 <text:s text:c="6"/>0.</text:p>
      <text:p text:style-name="P4"/>
      <text:p text:style-name="P4"/>
      <text:p text:style-name="P4">This is a group of 2 by 2 matrices. The product AB is computed modulo p.</text:p>
      <text:p text:style-name="P4"/>
      <text:p text:style-name="P4">B = <text:tab/>a<text:tab/>b</text:p>
      <text:p text:style-name="P4"><text:tab/>c<text:tab/>d</text:p>
      <text:p text:style-name="P4">AB =<text:tab/>a+c <text:tab/>b+d</text:p>
      <text:p text:style-name="P4"><text:tab/>a<text:tab/>b</text:p>
      <text:p text:style-name="P4"/>
      <text:p text:style-name="P4">359 is a safe prime that I'm going to use for testing. Its primitive root is 2.</text:p>
      <text:p text:style-name="P4"/>
      <text:p text:style-name="P4">Y1 = A^a B </text:p>
      <text:p text:style-name="P4">Y2 = A^b B</text:p>
      <text:p text:style-name="P4">K1 = Y2^a B</text:p>
      <text:p text:style-name="P4">K2 = Y1^b B</text:p>
      <text:p text:style-name="P4"/>
      <text:p text:style-name="P4">K1 == K2</text:p>
      <text:p text:style-name="P4"/>
      <text:p text:style-name="P4">Diffie-Hellman implemented</text:p>
      <text:p text:style-name="P4"/>
      <text:p text:style-name="P4"/>
      <text:p text:style-name="P4"/>
      <text:p text:style-name="P1"><text:span text:style-name="T2">(b) </text:span><text:span text:style-name="T1">Explore the connection with Fibonacci number modulo p.</text:span><text:span text:style-name="T2"> </text:span></text:p>
      <text:p text:style-name="P3"/>
      <text:p text:style-name="P3">Remarks</text:p>
      <text:p text:style-name="P1"><text:span text:style-name="T1">Det(A) = -1, so Det(A</text:span><text:span text:style-name="T3">n</text:span><text:span text:style-name="T1">) = (-1)</text:span><text:span text:style-name="T3">n</text:span><text:span text:style-name="T1"> = ±1, which gives the group very nice properties. </text:span></text:p>
      <text:p text:style-name="P4"/>
      <text:p text:style-name="P1"><text:span text:style-name="T2">2) (a) </text:span><text:span text:style-name="T1">General case g = A = P <text:s text:c="4"/>-Q</text:span></text:p>
      <text:p text:style-name="P4"><text:tab/><text:tab/><text:tab/> <text:s text:c="12"/>1 <text:s text:c="6"/>0,</text:p>
      <text:p text:style-name="P4"><text:soft-page-break/></text:p>
      <text:p text:style-name="P1"><text:span text:style-name="T1">and Det(A) = Q, so Det(A</text:span><text:span text:style-name="T3">n</text:span><text:span text:style-name="T1">) = Q</text:span><text:span text:style-name="T3">n</text:span><text:span text:style-name="T1"> </text:span><text:span text:style-name="T6"></text:span><text:span text:style-name="T1">±∞, not so nice! </text:span></text:p>
      <text:p text:style-name="P4">We of course reduce modulo p, so that</text:p>
      <text:p text:style-name="P1"><text:span text:style-name="T1">Det((A</text:span><text:span text:style-name="T3">n</text:span><text:span text:style-name="T1">)%p) = Q</text:span><text:span text:style-name="T3">n </text:span><text:span text:style-name="T1">%p, so |Det((A</text:span><text:span text:style-name="T3">n</text:span><text:span text:style-name="T1">)%p)| &lt; p.</text:span></text:p>
      <text:p text:style-name="P4"/>
      <text:p text:style-name="P1"><text:span text:style-name="T2">(b) </text:span><text:span text:style-name="T1">Explore the connection with the so-called Lucas sequences, which generalize the Fibonacci numbers. <text:s/></text:span></text:p>
      <text:p text:style-name="P4"/>
      <text:p text:style-name="P1"><text:span text:style-name="T1">U</text:span><text:span text:style-name="T5">n</text:span><text:span text:style-name="T1"> = PU</text:span><text:span text:style-name="T5">n-1</text:span><text:span text:style-name="T1"> – QU</text:span><text:span text:style-name="T5">n-2</text:span></text:p>
      <text:p text:style-name="P4"/>
      <text:p text:style-name="P1"><text:span text:style-name="T1">U</text:span><text:span text:style-name="T5">n</text:span><text:span text:style-name="T1"> <text:s/>= <text:s text:c="5"/>P <text:s text:c="4"/>-Q <text:s text:c="5"/>U</text:span><text:span text:style-name="T5">n-1</text:span></text:p>
      <text:p text:style-name="P1"><text:span text:style-name="T1">U</text:span><text:span text:style-name="T5">n-1 <text:s text:c="11"/></text:span><text:span text:style-name="T1">1 <text:s text:c="6"/>0 <text:s text:c="6"/>U</text:span><text:span text:style-name="T5">n-2</text:span></text:p>
      <text:p text:style-name="P5"/>
      <text:p text:style-name="P1"><text:span text:style-name="T1">U</text:span><text:span text:style-name="T5">n</text:span><text:span text:style-name="T1"> <text:s text:c="2"/>= <text:s text:c="2"/>A</text:span><text:span text:style-name="T3">n-1</text:span><text:span text:style-name="T1"> <text:s/>U</text:span><text:span text:style-name="T5">1</text:span></text:p>
      <text:p text:style-name="P1"><text:span text:style-name="T1">U</text:span><text:span text:style-name="T5">n-1 <text:s text:c="9"/></text:span><text:span text:style-name="T1"><text:s text:c="8"/>U</text:span><text:span text:style-name="T5">0</text:span></text:p>
      <text:p text:style-name="P3"/>
      <text:p text:style-name="P3"/>
      <text:p text:style-name="P4">We want to apply the primality test to p. Let’s choose P and Q so that the Jacobi symbol (D/p) = -1. The Jacobi symbol may be computed in a time similar to Euclid’s algorithm—see the Wikipedia article “Jacobi symbol.”<text:bookmark text:name="_GoBack"/></text:p>
      <text:p text:style-name="P1"><text:span text:style-name="T1">Here D is the discriminant of the equation x</text:span><text:span text:style-name="T3">2</text:span><text:span text:style-name="T1"> – Px + Q, which is (P</text:span><text:span text:style-name="T3">2</text:span><text:span text:style-name="T1"> – 4Q)/2.</text:span></text:p>
      <text:p text:style-name="P1"><text:span text:style-name="T1">Then the test is U</text:span><text:span text:style-name="T5">p+1 </text:span><text:span text:style-name="T1">≡ 0 (mod p). 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3) </text:span><text:span text:style-name="T1">Implement Diffie-Hellman key exchange using the additive group <text:s/>of Z</text:span><text:span text:style-name="T5">p</text:span><text:span text:style-name="T1">, where p is a prime. In other words, <text:s/>Multiplication in G is achieved by addition in (Z</text:span><text:span text:style-name="T5">p</text:span><text:span text:style-name="T1">, +).</text:span></text:p>
      <text:p text:style-name="P1"><text:span text:style-name="T1">Thus if g, h ϵ G, then gh = g + h in (Z</text:span><text:span text:style-name="T5">p</text:span><text:span text:style-name="T1">, +).</text:span></text:p>
      <text:p text:style-name="P4">For example, if p = 7, then G = {0, 1, 2, , 4, 5, 6}, and G’s multiplication table is:</text:p>
      <text:p text:style-name="P4"/>
      <text:p text:style-name="P9">Multiplication Table for G when p = 7</text:p>
      <text:p text:style-name="P10">g \h<text:tab/>0<text:tab/>1<text:tab/>2<text:tab/>3<text:tab/>4<text:tab/>5<text:tab/>6</text:p>
      <text:p text:style-name="P4">0 |<text:tab/>0<text:tab/>1<text:tab/>2<text:tab/>3<text:tab/>4<text:tab/>5<text:tab/>6</text:p>
      <text:p text:style-name="P4">1 |<text:tab/>1<text:tab/>2<text:tab/>3<text:tab/>4<text:tab/>5<text:tab/>6<text:tab/>0</text:p>
      <text:p text:style-name="P4"><text:soft-page-break/>2 |<text:tab/>2<text:tab/>3<text:tab/>4<text:tab/>5<text:tab/>6<text:tab/>0<text:tab/>1</text:p>
      <text:p text:style-name="P4">3 |<text:tab/>3<text:tab/>4<text:tab/>5<text:tab/>6<text:tab/>0<text:tab/>1<text:tab/>2</text:p>
      <text:p text:style-name="P4">4 |<text:tab/>4<text:tab/>5<text:tab/>6<text:tab/>0<text:tab/>1<text:tab/>2<text:tab/>3</text:p>
      <text:p text:style-name="P4">5 |<text:tab/>5<text:tab/>6<text:tab/>0<text:tab/>1<text:tab/>2<text:tab/>3<text:tab/>4</text:p>
      <text:p text:style-name="P4">6 |<text:tab/>6<text:tab/>0<text:tab/>1<text:tab/>2<text:tab/>3<text:tab/>4<text:tab/>5</text:p>
      <text:p text:style-name="P4"/>
      <text:p text:style-name="P4">Discuss the security of a Diffie-Hellman key exchange protocol based on this G when p is a 500-bit safe prim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nauseum</meta:initial-creator>
    <meta:editing-cycles>4</meta:editing-cycles>
    <meta:creation-date>2014-10-23T00:52:00</meta:creation-date>
    <dc:date>2014-10-22T23:20:56.80</dc:date>
    <meta:editing-duration>PT1H8M34S</meta:editing-duration>
    <meta:generator>OpenOffice/4.1.1$Win32 OpenOffice.org_project/411m6$Build-9775</meta:generator>
    <meta:document-statistic meta:table-count="0" meta:image-count="0" meta:object-count="0" meta:page-count="3" meta:paragraph-count="47" meta:word-count="434" meta:character-count="19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